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7819in"/>
    </style:style>
    <style:style style:name="co2" style:family="table-column">
      <style:table-column-properties fo:break-before="auto" style:column-width="3.9764in"/>
    </style:style>
    <style:style style:name="co3" style:family="table-column">
      <style:table-column-properties fo:break-before="auto" style:column-width="0.5457in"/>
    </style:style>
    <style:style style:name="co4" style:family="table-column">
      <style:table-column-properties fo:break-before="auto" style:column-width="0.2917in"/>
    </style:style>
    <style:style style:name="co5" style:family="table-column">
      <style:table-column-properties fo:break-before="auto" style:column-width="0.5937in"/>
    </style:style>
    <style:style style:name="co6" style:family="table-column">
      <style:table-column-properties fo:break-before="auto" style:column-width="0.8925in"/>
    </style:style>
    <style:style style:name="ro1" style:family="table-row">
      <style:table-row-properties style:row-height="0.228in" fo:break-before="auto" style:use-optimal-row-height="true"/>
    </style:style>
    <style:style style:name="ro2" style:family="table-row">
      <style:table-row-properties style:row-height="0.4764in" fo:break-before="auto" style:use-optimal-row-height="true"/>
    </style:style>
    <style:style style:name="ro3" style:family="table-row">
      <style:table-row-properties style:row-height="0.278in" fo:break-before="auto" style:use-optimal-row-height="true"/>
    </style:style>
    <style:style style:name="ro4" style:family="table-row">
      <style:table-row-properties style:row-height="0.600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8492in" fo:break-before="auto" style:use-optimal-row-height="true"/>
    </style:style>
    <style:style style:name="ro8" style:family="table-row">
      <style:table-row-properties style:row-height="0.9736in" fo:break-before="auto" style:use-optimal-row-height="true"/>
    </style:style>
    <style:style style:name="ro9" style:family="table-row">
      <style:table-row-properties style:row-height="0.7252in" fo:break-before="page" style:use-optimal-row-height="true"/>
    </style:style>
    <style:style style:name="ro10" style:family="table-row">
      <style:table-row-properties style:row-height="0.1445in" fo:break-before="auto" style:use-optimal-row-height="true"/>
    </style:style>
    <style:style style:name="ro1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0535in"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0535in"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0535in"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0535in"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0535in"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0535in"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0535in"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138in"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0535in"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a_extref" style:family="table">
      <style:table-properties table:display="false"/>
    </style:style>
    <style:style style:name="T1" style:family="text">
      <style:text-properties style:font-name="Liberation Sans" style:font-name-asian="DejaVu Sans" style:font-name-complex="DejaVu San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1">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style-name="ce16" table:formula="of:=[.J2]+[.K2]" office:value-type="float" office:value="252">
            <text:p>252</text:p>
          </table:table-cell>
          <table:table-cell table:style-name="ce16" table:formula="of:=COUNTBLANK([.D2:.G64])" office:value-type="float" office:value="192">
            <text:p>192</text:p>
          </table:table-cell>
          <table:table-cell table:style-name="ce16" table:formula="of:=COUNTA([.D2:.G64])" office:value-type="float" office:value="60">
            <text:p>60</text:p>
          </table:table-cell>
          <table:table-cell table:number-columns-repeated="1013"/>
        </table:table-row>
        <table:table-row table:style-name="ro2">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3">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style-name="ce17" table:formula="of:=[.K2]/[.I2]" office:value-type="percentage" office:value="0.238095238095238">
            <text:p>23.81%</text:p>
          </table:table-cell>
          <table:table-cell table:number-columns-repeated="1015"/>
        </table:table-row>
        <table:table-row table:style-name="ro1">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 used for a menu entry</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 used for a menu entr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quickopen-file</text:p>
          </table:table-cell>
          <table:table-cell table:style-name="ce6" office:value-type="string">
            <text:p>action allows to quickly open a file whose name and/or path is partially know via a search dialog, used for a menu entry</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style-name="ce13" office:value-type="string">
            <text:p>x</text:p>
          </table:table-cell>
          <table:table-cell table:style-name="ce13" office:value-type="string">
            <text:p>x</text:p>
          </table:table-cell>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5">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edit-find-files</text:p>
          </table:table-cell>
          <table:table-cell table:style-name="ce6" office:value-type="string">
            <text:p>action that searches across all files in a project, folder with magnifying glass or binnoculars, used as action in the menu</text:p>
          </table:table-cell>
          <table:table-cell table:style-name="ce9" table:formula="of:=IF(COUNTBLANK([.D34:.G34])=4;&quot;no&quot;;IF(COUNTBLANK([.D34:.G34])=3;&quot;start&quot;;IF(COUNTBLANK([.D34:.G34])=2;&quot;50%&quot;;IF(COUNTBLANK([.D34:.G3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project-target</text:p>
          </table:table-cell>
          <table:table-cell table:style-name="ce6" office:value-type="string">
            <text:p>identifies a collection of files that can be built independently, for example “kexi” could be a target when building Koffice, maybe a bulls-eye like target</text:p>
            <text:p>Use Case: as icon for certain types of items in a treeview, between 0 and 20 are visible at the same time usually</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6:.G36])=4;&quot;no&quot;;IF(COUNTBLANK([.D36:.G36])=3;&quot;start&quot;;IF(COUNTBLANK([.D36:.G36])=2;&quot;50%&quot;;IF(COUNTBLANK([.D36:.G3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ext:p>Use Case: In the “Classes” treeview that shows information about the source code, lots of variables can be shown at the same time</text:p>
          </table:table-cell>
          <table:table-cell table:style-name="ce9" table:formula="of:=IF(COUNTBLANK([.D37:.G37])=4;&quot;no&quot;;IF(COUNTBLANK([.D37:.G37])=3;&quot;start&quot;;IF(COUNTBLANK([.D37:.G37])=2;&quot;50%&quot;;IF(COUNTBLANK([.D37:.G3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code-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ext:p>Use Case: Showing all <text:s/>“stucts” of a project in the “Classes” treeview</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code-interface</text:p>
          </table:table-cell>
          <table:table-cell table:style-name="ce6" office:value-type="string">
            <text:p>an abstract description of a number of classes “implementing” that interface, the interface describes how the classes can be used, like class but a bit “ghostly”</text:p>
            <text:p>Use Case: Showing all interfaces of a project in the “Classes” treeview</text:p>
          </table:table-cell>
          <table:table-cell table:style-name="ce9" table:formula="of:=IF(COUNTBLANK([.D39:.G39])=4;&quot;no&quot;;IF(COUNTBLANK([.D39:.G39])=3;&quot;start&quot;;IF(COUNTBLANK([.D39:.G39])=2;&quot;50%&quot;;IF(COUNTBLANK([.D39:.G3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code-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ext:p>Use Case: Listing all typedefs of a project in the “Classes” treeview</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code-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ext:p>Use Case: Displaying all enums in the “Classes” treeview</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code-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ext:p>Use Case: Displaying all unions in the “Classes” treeview</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code-scope</text:p>
          </table:table-cell>
          <table:table-cell table:style-name="ce6" office:value-type="string">
            <text:p>grouping of code/classes via scopes and/or namespaces, opening and a closing brace</text:p>
            <text:p>Use Case: Displaying all scopes in the “Classes” treeview</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code-access-protected</text:p>
          </table:table-cell>
          <table:table-cell table:style-name="ce6" office:value-type="string">
            <text:p>used to indicate that a variable or function of a class can only be used under certain circumstances (for example within subclasses), maybe a key</text:p>
            <text:p>Use Case: As overlay over the class/function/variable icons in the “Classes” treeview</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code-access-private</text:p>
          </table:table-cell>
          <table:table-cell table:style-name="ce6" office:value-type="string">
            <text:p>used to indicate a completely private variable or function of a class, maybe a lock</text:p>
            <text:p><text:span text:style-name="T1">Use Case: As overlay over the </text:span><text:span text:style-name="T1">class/function/variable icons in the “Classes” </text:span><text:span text:style-name="T1">treeview</text:span></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code-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code-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47:.G47])=4;&quot;no&quot;;IF(COUNTBLANK([.D47:.G47])=3;&quot;start&quot;;IF(COUNTBLANK([.D47:.G47])=2;&quot;50%&quot;;IF(COUNTBLANK([.D47:.G47])=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code-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ext:p>Use Case: In the “Classes” treeview that shows information about the source code, lots of functions can be shown at the same time</text:p>
          </table:table-cell>
          <table:table-cell table:style-name="ce9" table:formula="of:=IF(COUNTBLANK([.D48:.G48])=4;&quot;no&quot;;IF(COUNTBLANK([.D48:.G48])=3;&quot;start&quot;;IF(COUNTBLANK([.D48:.G48])=2;&quot;50%&quot;;IF(COUNTBLANK([.D48:.G48])=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code-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ext:p>Use Case: For listing all the classes of a project in the “Classes” treeview , i.e. many items</text:p>
          </table:table-cell>
          <table:table-cell table:style-name="ce9" table:formula="of:=IF(COUNTBLANK([.D49:.G49])=4;&quot;no&quot;;IF(COUNTBLANK([.D49:.G49])=3;&quot;start&quot;;IF(COUNTBLANK([.D49:.G49])=2;&quot;50%&quot;;IF(COUNTBLANK([.D49:.G49])=1;&quot;almost&quot;;&quot;done&quot;))))" office:value-type="string" office:string-value="done">
            <text:p>done</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ext:p>Use Case: In the editor sidebar (i.e. marking a particular line as breakpoint line) as well as in a table showing all breakpoints at the same time</text:p>
          </table:table-cell>
          <table:table-cell table:style-name="ce9" table:formula="of:=IF(COUNTBLANK([.D50:.G50])=4;&quot;no&quot;;IF(COUNTBLANK([.D50:.G50])=3;&quot;start&quot;;IF(COUNTBLANK([.D50:.G50])=2;&quot;50%&quot;;IF(COUNTBLANK([.D50:.G5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ext:p><text:span text:style-name="T1">Use Case: In the editor sidebar (i.e. marking a </text:span><text:span text:style-name="T1">particular line as breakpoint line) as well as in a </text:span><text:span text:style-name="T1">table showing all breakpoints at the same time</text:span></text:p>
          </table:table-cell>
          <table:table-cell table:style-name="ce9" table:formula="of:=IF(COUNTBLANK([.D51:.G51])=4;&quot;no&quot;;IF(COUNTBLANK([.D51:.G51])=3;&quot;start&quot;;IF(COUNTBLANK([.D51:.G51])=2;&quot;50%&quot;;IF(COUNTBLANK([.D51:.G5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ext:p><text:span text:style-name="T1">Use Case: In the editor sidebar (i.e. marking a </text:span><text:span text:style-name="T1">particular line as breakpoint line) as well as in a </text:span><text:span text:style-name="T1">table showing all breakpoints at the same time</text:span></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ext:p><text:span text:style-name="T1">Use Case: In the editor sidebar (i.e. marking a </text:span><text:span text:style-name="T1">particular line as breakpoint line) as well as in a </text:span><text:span text:style-name="T1">table showing all breakpoints at the same time</text:span></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ext:p><text:span text:style-name="T1">Use Case: In the editor sidebar (i.e. marking a </text:span><text:span text:style-name="T1">particular line as breakpoint line) as well as in a </text:span><text:span text:style-name="T1">table showing all breakpoints at the same time</text:span></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breakpoint-disabled</text:p>
          </table:table-cell>
          <table:table-cell table:style-name="ce6" office:value-type="string">
            <text:p>icon on the editor sidebar for disabled breakpoints, best is probably a grayed out breakpoint icon</text:p>
            <text:p><text:span text:style-name="T1">Use Case: In the editor sidebar (i.e. marking a </text:span><text:span text:style-name="T1">particular line as breakpoint line) as well as in a </text:span><text:span text:style-name="T1">table showing all breakpoints at the same time</text:span></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ext:p><text:span text:style-name="T1">Use Case: In the editor sidebar (i.e. marking a </text:span><text:span text:style-name="T1">particular line as breakpoint line) as well as in a </text:span><text:span text:style-name="T1">table showing all breakpoints at the same time</text:span></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
          <table:table-cell table:style-name="ce3" office:value-type="string">
            <text:p>debug-breakpoint-state-clean</text:p>
          </table:table-cell>
          <table:table-cell table:style-name="ce2" office:value-type="string">
            <text:p>overlay of debug-breakpoint-clean</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9">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ext:p>Use Case: Showing the items (like target, folder, files) in a Project treeview</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5">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style-name="ce19"/>
          <table:covered-table-cell table:style-name="ce19"/>
          <table:table-cell table:style-name="ce19"/>
          <table:table-cell table:number-columns-repeated="1012"/>
        </table:table-row>
        <table:table-row table:style-name="ro10" table:number-rows-repeated="65471">
          <table:table-cell table:number-columns-repeated="1024"/>
        </table:table-row>
        <table:table-row table:style-name="ro10">
          <table:table-cell table:number-columns-repeated="1024"/>
        </table:table-row>
      </table:table>
      <table:table table:name="Sheet2" table:style-name="ta1" table:print="false">
        <table:table-column table:style-name="co6" table:default-cell-style-name="Default"/>
        <table:table-row table:style-name="ro11">
          <table:table-cell/>
        </table:table-row>
      </table:table>
      <table:table table:name="Sheet3" table:style-name="ta1" table:print="false">
        <table:table-column table:style-name="co6" table:default-cell-style-name="Default"/>
        <table:table-row table:style-name="ro1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pt" number:country="PT">Kz</number:currency-symbol>
    </number:currency-style>
    <number:currency-style style:name="N118">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18P0"/>
    </number:currency-style>
    <number:percentage-style style:name="N119">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17">07/17/2009</text:date>, <text:time>12:50: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1$Linux OpenOffice.org_project/310m11$Build-9399</meta:generator>
    <dc:date>2009-07-17T12:50:38</dc:date>
    <meta:editing-duration>PT07H58M50S</meta:editing-duration>
    <meta:editing-cycles>65</meta:editing-cycles>
    <meta:document-statistic meta:table-count="3" meta:cell-count="329" meta:object-count="0"/>
    <meta:user-defined meta:name="Info 1"/>
    <meta:user-defined meta:name="Info 2"/>
    <meta:user-defined meta:name="Info 3"/>
    <meta:user-defined meta:name="Info 4"/>
  </office:meta>
</office:document-meta>
</file>